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19</text:p>
      <text:p text:style-name="Standard"/>
      <text:p text:style-name="Standard">Demandeur : CALLAREC Delphine</text:p>
      <text:p text:style-name="Standard">Adresse : STIVEL<text:line-break/>22310 PLESTIN LES GREVES</text:p>
      <text:p text:style-name="Standard">Cédant : EARL DE TREMEUR</text:p>
      <text:p text:style-name="Standard"/>
      <text:p text:style-name="Standard">La demande sera prise en compte avec un type specifique : TVs lkdjljlsfj.<text:line-break/></text:p>
      <text:p text:style-name="Standard"/>
      <text:p text:style-name="Standard"/>
      <text:p text:style-name="Standard">----------------------------------------</text:p>
      <text:p text:style-name="Standard">Commune : PLESTIN-LES-GREVES</text:p>
      <text:p text:style-name="Standard"/>
      <text:p text:style-name="Standard">----------------------------------------</text:p>
      <text:p text:style-name="Standard">Commune : PLESTIN-LES-GREVES</text:p>
      <text:p text:style-name="Standard"/>
      <text:p text:style-name="Standard"/>
      <text:p text:style-name="Standard"/>
      <text:p text:style-name="P1">Dossier n° : C22250319</text:p>
      <text:p text:style-name="P1"/>
      <text:p text:style-name="P1">Demandeur : CALLAREC Delphine</text:p>
      <text:p text:style-name="P1">Adresse : STIVEL<text:line-break/>22310 PLESTIN LES GREVES</text:p>
      <text:p text:style-name="P1">Cédant : EARL DE TREMEUR</text:p>
      <text:p text:style-name="P1"/>
      <text:p text:style-name="P1"/>
      <text:p text:style-name="P1">La demande **sera** prise en compte avec un type spécifique : TVs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ateliers</text:p>
      <text:p text:style-name="P1">Commune : PLESTIN-LES-GREVES</text:p>
      <text:p text:style-name="P1"/>
      <text:p text:style-name="P1"/>
      <text:p text:style-name="P1">Ateliers : Porcs naisseurs engraisseurs</text:p>
      <text:p text:style-name="P1">Nombre d'ateliers : 198.0</text:p>
      <text:p text:style-name="P1">Unité : places</text:p>
      <text:p text:style-name="P1"/>
      <text:p text:style-name="P1"/>
      <text:p text:style-name="P1">----------------------------------------</text:p>
      <text:p text:style-name="P1">Type : parcelles</text:p>
      <text:p text:style-name="P1">Commune : PLESTIN-LES-GREVES</text:p>
      <text:p text:style-name="P1"/>
      <text:p text:style-name="P1"/>
      <text:p text:style-name="P1">Parcelles : ZX29B - ZW16A - ZW16B - ZW30 - ZX129 - ZW48 - ZX2 - ZX55A - ZX55B - ZX65 - ZX96A - ZX96B - ZX96C - ZX130A - ZX130Z - ZX21 - ZX50 - ZX59A - ZX59B - ZX59C - ZX59Z - YD71 - YD98A - YD98B - ZX30 - YA12A - YA12B - ZX62A - ZX62B - ZX73 - YA14A - YA14B - ZY42A - ZY42B - ZY42C - ZY42D - ZY42E - ZY42F - ZY42G - ZY42H - ZY62 - ZV25A - ZV25B - ZW1A - ZW1B - ZW44A - ZW44B - ZW44C - ZW44D - ZW44E - YD37A - YD37B - YD62A - YD62B - ZX44A - ZX44B - ZX44Z - ZX101 - ZW12A - ZW12B - ZW12C - ZW3A - ZW3B - ZW3C - ZW24A - ZW24B - ZX58A - ZX58B - ZX58C - ZX58D - YA13 - YA19A - YA19B - YA19C - YA19D - ZY95 - ZX42 - YA18A - YA18B - YA20 - ZV9A - ZV9B - ZV9C - ZV12A - ZV12B - ZV12C - ZX27A - ZX27B - ZX29A</text:p>
      <text:p text:style-name="P1">Superficie : 89,1675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